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/ New Features in version V1.0.3</text:p>
      <text:p text:style-name="P1"/>
      <text:p text:style-name="P2">Bug Fixed:</text:p>
      <text:p text:style-name="P2"/>
      <text:list xml:id="list1533541132" text:style-name="L1">
        <text:list-item>
          <text:p text:style-name="P4">Make Compatible with woocommerce 3.0 +.</text:p>
        </text:list-item>
      </text:list>
      <text:p text:style-name="P3"/>
      <text:p text:style-name="P3"/>
      <text:p text:style-name="P2">New Features:</text:p>
      <text:p text:style-name="P2"/>
      <text:list xml:id="list954111359" text:continue-numbering="true" text:style-name="L1">
        <text:list-item>
          <text:p text:style-name="P4">Additional Fields are shown in the admin panel in user edit page.</text:p>
        </text:list-item>
        <text:list-item>
          <text:p text:style-name="P4">Additional fields are sent in admin emai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1-15T11:52:53</meta:creation-date>
    <meta:generator>LibreOffice/3.5$Linux_x86 LibreOffice_project/350m1$Build-2</meta:generator>
    <dc:date>2017-06-01T12:19:09</dc:date>
    <dc:creator>root </dc:creator>
    <meta:editing-duration>PT14M32S</meta:editing-duration>
    <meta:editing-cycles>15</meta:editing-cycles>
    <meta:document-statistic meta:table-count="0" meta:image-count="0" meta:object-count="0" meta:page-count="1" meta:paragraph-count="6" meta:word-count="40" meta:character-count="218" meta:non-whitespace-character-count="187"/>
  </office:meta>
</office:document-meta>
</file>